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09000001818E8EE59F5B5CB8D3.png" manifest:media-type="image/png"/>
  <manifest:file-entry manifest:full-path="Pictures/10000201000004CA000002350EFA84CF89E11BAD.png" manifest:media-type="image/png"/>
  <manifest:file-entry manifest:full-path="Pictures/10000201000005BE000002F9CA6EF6EF042119C8.png" manifest:media-type="image/png"/>
  <manifest:file-entry manifest:full-path="Pictures/10000201000005E600000290AA34210B27200847.png" manifest:media-type="image/png"/>
  <manifest:file-entry manifest:full-path="Pictures/100002010000034800000072BF229E67DFB0F65F.png" manifest:media-type="image/png"/>
  <manifest:file-entry manifest:full-path="Pictures/10000000000009C4000004CEFAEB2954FE66DB7F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draw:frame draw:style-name="fr1" draw:name="image6.jpg" text:anchor-type="as-char" svg:width="6.2709in" svg:height="3.0835in" draw:z-index="0"><draw:image xlink:href="Pictures/10000000000009C4000004CEFAEB2954FE66DB7F.jpg" xlink:type="simple" xlink:show="embed" xlink:actuate="onLoad" loext:mime-type="image/jpeg"/></draw:frame></text:p>
      <text:p text:style-name="Standard"/>
      <text:p text:style-name="Standard"><draw:frame draw:style-name="fr1" draw:name="image4.png" text:anchor-type="as-char" svg:width="6.2709in" svg:height="0.8472in" draw:z-index="0"><draw:image xlink:href="Pictures/100002010000034800000072BF229E67DFB0F65F.png" xlink:type="simple" xlink:show="embed" xlink:actuate="onLoad" loext:mime-type="image/png"/></draw:frame></text:p>
      <text:p text:style-name="Standard"><draw:frame draw:style-name="fr1" draw:name="image3.png" text:anchor-type="as-char" svg:width="6.2709in" svg:height="2.722in" draw:z-index="0"><draw:image xlink:href="Pictures/10000201000005E600000290AA34210B27200847.png" xlink:type="simple" xlink:show="embed" xlink:actuate="onLoad" loext:mime-type="image/png"/></draw:frame></text:p>
      <text:p text:style-name="Standard"/>
      <text:p text:style-name="Standard"><draw:frame draw:style-name="fr1" draw:name="image2.png" text:anchor-type="as-char" svg:width="6.2709in" svg:height="3.25in" draw:z-index="0"><draw:image xlink:href="Pictures/10000201000005BE000002F9CA6EF6EF042119C8.png" xlink:type="simple" xlink:show="embed" xlink:actuate="onLoad" loext:mime-type="image/png"/></draw:frame></text:p>
      <text:p text:style-name="Standard"><draw:frame draw:style-name="fr1" draw:name="image1.png" text:anchor-type="as-char" svg:width="6.2709in" svg:height="2.889in" draw:z-index="0"><draw:image xlink:href="Pictures/10000201000004CA000002350EFA84CF89E11BAD.png" xlink:type="simple" xlink:show="embed" xlink:actuate="onLoad" loext:mime-type="image/png"/></draw:frame></text:p>
      <text:p text:style-name="Standard"><draw:frame draw:style-name="fr1" draw:name="image5.png" text:anchor-type="as-char" svg:width="6.2709in" svg:height="1.3472in" draw:z-index="0"><draw:image xlink:href="Pictures/1000020100000709000001818E8EE59F5B5CB8D3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1" meta:paragraph-count="6" meta:word-count="0" meta:character-count="0" meta:non-whitespace-character-count="0"/>
    <meta:generator>LibreOfficeDev/6.0.5.2$Linux_X86_64 LibreOffice_project/</meta:generator>
  </office:meta>
</office:document-meta>
</file>